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Mono"/>
    </style:style>
    <style:style style:name="P2" style:family="paragraph" style:parent-style-name="Preformatted_20_Text">
      <style:text-properties style:font-name="FreeMono" fo:background-color="#fff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yg@ubuntujyg:~$ evtest</text:p>
      <text:p text:style-name="P1">No device specified, trying to scan all of /dev/input/event*</text:p>
      <text:p text:style-name="P1">Not running as root, no devices may be available.</text:p>
      <text:p text:style-name="P1">Available devices:</text:p>
      <text:p text:style-name="P1">/dev/input/event0:<text:tab/>Lid Switch</text:p>
      <text:p text:style-name="P1">/dev/input/event1:<text:tab/>Sleep Button</text:p>
      <text:p text:style-name="P1">/dev/input/event2:<text:tab/>Power Button</text:p>
      <text:p text:style-name="P1">/dev/input/event3:<text:tab/>AT Translated Set 2 keyboard</text:p>
      <text:p text:style-name="P1">/dev/input/event4:<text:tab/>Video Bus</text:p>
      <text:p text:style-name="P1">/dev/input/event5:<text:tab/>SynPS/2 Synaptics TouchPad</text:p>
      <text:p text:style-name="P1">/dev/input/event6:<text:tab/>TPPS/2 IBM TrackPoint</text:p>
      <text:p text:style-name="P1">/dev/input/event7:<text:tab/>ThinkPad Extra Buttons</text:p>
      <text:p text:style-name="P1">/dev/input/event8:<text:tab/>HDA Intel PCH Dock Mic</text:p>
      <text:p text:style-name="P1">/dev/input/event9:<text:tab/>HDA Intel PCH Mic</text:p>
      <text:p text:style-name="P1">/dev/input/event10:<text:tab/>HDA Intel PCH Dock Headphone</text:p>
      <text:p text:style-name="P1">/dev/input/event11:<text:tab/>HDA Intel PCH Headphone</text:p>
      <text:p text:style-name="P1">/dev/input/event12:<text:tab/>HDA Intel HDMI HDMI/DP,pcm=3</text:p>
      <text:p text:style-name="P1">/dev/input/event13:<text:tab/>HDA Intel HDMI HDMI/DP,pcm=7</text:p>
      <text:p text:style-name="P1">/dev/input/event14:<text:tab/>HDA Intel HDMI HDMI/DP,pcm=8</text:p>
      <text:p text:style-name="P1">/dev/input/event15:<text:tab/>HDA Intel HDMI HDMI/DP,pcm=9</text:p>
      <text:p text:style-name="P1">/dev/input/event16:<text:tab/>HDA Intel HDMI HDMI/DP,pcm=10</text:p>
      <text:p text:style-name="P2">/dev/input/event17:<text:tab/>ELAN Touchscreen</text:p>
      <text:p text:style-name="P1">/dev/input/event18:<text:tab/>Integrated Camera: Integrated C</text:p>
      <text:p text:style-name="P1">Select the device event number [0-18]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24:57.641308372</meta:creation-date>
    <dc:date>2018-10-04T11:31:35.960320274</dc:date>
    <meta:editing-duration>PT6M43S</meta:editing-duration>
    <meta:editing-cycles>1</meta:editing-cycles>
    <meta:document-statistic meta:table-count="0" meta:image-count="0" meta:object-count="0" meta:page-count="1" meta:paragraph-count="24" meta:word-count="113" meta:character-count="977" meta:non-whitespace-character-count="887"/>
    <meta:generator>LibreOffice/6.0.3.2$Linux_X86_64 LibreOffice_project/00m0$Build-2</meta:generator>
  </office:meta>
</office:document-meta>
</file>